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nzahl Lade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tand zwischen Laden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enhöhe</text:p>
          </table:table-cell>
          <table:table-cell table:formula="of:=(582 - ([.B1] + 1) * 8) / [.B1]" office:value-type="float" office:value="135.5" calcext:value-type="float">
            <text:p>135.5</text:p>
          </table:table-cell>
          <table:table-cell table:formula="of:=[.B3]/2" office:value-type="float" office:value="67.75" calcext:value-type="float">
            <text:p>67.7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chiene 1</text:p>
          </table:table-cell>
          <table:table-cell table:formula="of:=[.C6]*[.$B$2]+[.$B$3]/2+([.C6]-1)*[.$B$3]" office:value-type="float" office:value="75.75" calcext:value-type="float">
            <text:p>75.7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]+18" office:value-type="float" office:value="93.75" calcext:value-type="float">
            <text:p>93.75</text:p>
          </table:table-cell>
        </table:table-row>
        <table:table-row table:style-name="ro1">
          <table:table-cell office:value-type="string" calcext:value-type="string">
            <text:p>Schiene 2</text:p>
          </table:table-cell>
          <table:table-cell table:formula="of:=[.C7]*[.$B$2]+[.$B$3]/2+([.C7]-1)*[.$B$3]" office:value-type="float" office:value="219.25" calcext:value-type="float">
            <text:p>219.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]+18" office:value-type="float" office:value="237.25" calcext:value-type="float">
            <text:p>237.25</text:p>
          </table:table-cell>
        </table:table-row>
        <table:table-row table:style-name="ro1">
          <table:table-cell office:value-type="string" calcext:value-type="string">
            <text:p>Schiene 3</text:p>
          </table:table-cell>
          <table:table-cell table:formula="of:=[.C8]*[.$B$2]+[.$B$3]/2+([.C8]-1)*[.$B$3]" office:value-type="float" office:value="362.75" calcext:value-type="float">
            <text:p>362.7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]+18" office:value-type="float" office:value="380.75" calcext:value-type="float">
            <text:p>380.75</text:p>
          </table:table-cell>
        </table:table-row>
        <table:table-row table:style-name="ro1">
          <table:table-cell office:value-type="string" calcext:value-type="string">
            <text:p>Schiene 4</text:p>
          </table:table-cell>
          <table:table-cell table:formula="of:=[.C9]*[.$B$2]+[.$B$3]/2+([.C9]-1)*[.$B$3]" office:value-type="float" office:value="506.25" calcext:value-type="float">
            <text:p>506.2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9]+18" office:value-type="float" office:value="524.25" calcext:value-type="float">
            <text:p>524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iner Poisel</meta:initial-creator>
    <meta:creation-date>2021-12-27T21:52:55.322850679</meta:creation-date>
    <dc:date>2021-12-27T22:12:26.259687727</dc:date>
    <dc:creator>Rainer Poisel</dc:creator>
    <meta:editing-duration>PT8M</meta:editing-duration>
    <meta:editing-cycles>2</meta:editing-cycles>
    <meta:generator>LibreOffice/7.2.4.1$Linux_X86_64 LibreOffice_project/20$Build-1</meta:generator>
    <meta:document-statistic meta:table-count="1" meta:cell-count="23" meta:object-count="0"/>
  </office:meta>
</office:document-meta>
</file>